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a0364" officeooo:paragraph-rsid="001a0364"/>
    </style:style>
    <style:style style:name="P2" style:family="paragraph" style:parent-style-name="Standard">
      <style:text-properties officeooo:rsid="001a0364" officeooo:paragraph-rsid="001e4471"/>
    </style:style>
    <style:style style:name="P3" style:family="paragraph" style:parent-style-name="Standard">
      <style:text-properties officeooo:rsid="001a0364" officeooo:paragraph-rsid="002d3a0c"/>
    </style:style>
    <style:style style:name="P4" style:family="paragraph" style:parent-style-name="Standard">
      <style:text-properties officeooo:rsid="001da352" officeooo:paragraph-rsid="001da352"/>
    </style:style>
    <style:style style:name="P5" style:family="paragraph" style:parent-style-name="Standard">
      <style:text-properties officeooo:rsid="001da352" officeooo:paragraph-rsid="002d3a0c"/>
    </style:style>
    <style:style style:name="P6" style:family="paragraph" style:parent-style-name="Standard">
      <style:text-properties officeooo:rsid="001da352" officeooo:paragraph-rsid="00335419"/>
    </style:style>
    <style:style style:name="P7" style:family="paragraph" style:parent-style-name="Standard">
      <style:text-properties officeooo:paragraph-rsid="001da352"/>
    </style:style>
    <style:style style:name="P8" style:family="paragraph" style:parent-style-name="Standard">
      <style:text-properties fo:font-size="12pt" style:font-size-asian="12pt" style:font-size-complex="12pt"/>
    </style:style>
    <style:style style:name="P9" style:family="paragraph" style:parent-style-name="Standard">
      <style:text-properties style:font-name="Liberation Serif"/>
    </style:style>
    <style:style style:name="P10" style:family="paragraph" style:parent-style-name="Standard">
      <style:paragraph-properties fo:margin-left="0in" fo:margin-right="0in" fo:margin-top="0.0398in" fo:margin-bottom="0.0398in" loext:contextual-spacing="false" fo:text-align="justify" style:justify-single-word="false" fo:text-indent="0in" style:auto-text-indent="false"/>
      <style:text-properties style:font-name="Sans-serif" officeooo:paragraph-rsid="002fe925"/>
    </style:style>
    <style:style style:name="P11" style:family="paragraph" style:parent-style-name="Standard">
      <style:paragraph-properties fo:margin-left="0in" fo:margin-right="0in" fo:margin-top="0.0398in" fo:margin-bottom="0.0398in" loext:contextual-spacing="false" fo:text-align="justify" style:justify-single-word="false" fo:text-indent="0in" style:auto-text-indent="false"/>
      <style:text-properties style:font-name="Sans-serif" officeooo:paragraph-rsid="00344fe3"/>
    </style:style>
    <style:style style:name="P12" style:family="paragraph" style:parent-style-name="Standard">
      <style:paragraph-properties fo:margin-left="0in" fo:margin-right="0in" fo:margin-top="0.0398in" fo:margin-bottom="0.0398in" loext:contextual-spacing="false" fo:text-align="center" style:justify-single-word="false" fo:text-indent="0in" style:auto-text-indent="false"/>
      <style:text-properties style:font-name="Sans-serif" officeooo:paragraph-rsid="00332dac"/>
    </style:style>
    <style:style style:name="P13" style:family="paragraph" style:parent-style-name="Standard">
      <style:paragraph-properties fo:margin-left="0in" fo:margin-right="0in" fo:margin-top="0.0398in" fo:margin-bottom="0.0398in" loext:contextual-spacing="false" fo:text-align="justify" style:justify-single-word="false" fo:text-indent="0in" style:auto-text-indent="false"/>
      <style:text-properties officeooo:paragraph-rsid="0037e515"/>
    </style:style>
    <style:style style:name="P14" style:family="paragraph" style:parent-style-name="Standard">
      <style:paragraph-properties fo:margin-left="0in" fo:margin-right="0in" fo:margin-top="0.0398in" fo:margin-bottom="0.0398in" loext:contextual-spacing="false" fo:text-align="justify" style:justify-single-word="false" fo:text-indent="0in" style:auto-text-indent="false"/>
      <style:text-properties officeooo:rsid="00344fe3" officeooo:paragraph-rsid="0034f0a1"/>
    </style:style>
    <style:style style:name="P15" style:family="paragraph" style:parent-style-name="Standard">
      <style:paragraph-properties fo:margin-left="0in" fo:margin-right="0in" fo:margin-top="0.0398in" fo:margin-bottom="0.0398in" loext:contextual-spacing="false" fo:text-align="justify" style:justify-single-word="false" fo:text-indent="0in" style:auto-text-indent="false"/>
      <style:text-properties officeooo:rsid="0035f958" officeooo:paragraph-rsid="0037e515"/>
    </style:style>
    <style:style style:name="P16" style:family="paragraph" style:parent-style-name="Standard">
      <style:text-properties fo:font-size="12pt" officeooo:rsid="0020c742" style:font-size-asian="12pt" style:font-size-complex="12pt"/>
    </style:style>
    <style:style style:name="P17" style:family="paragraph" style:parent-style-name="Standard">
      <style:paragraph-properties fo:margin-left="0in" fo:margin-right="0in" fo:margin-top="0.0398in" fo:margin-bottom="0.0398in" loext:contextual-spacing="false" fo:text-align="center" style:justify-single-word="false" fo:text-indent="0in" style:auto-text-indent="false" fo:break-before="page"/>
      <style:text-properties style:font-name="Sans-serif" fo:font-size="12pt" officeooo:rsid="002fe925" officeooo:paragraph-rsid="00332dac" style:font-size-asian="12pt" style:font-size-complex="12pt"/>
    </style:style>
    <style:style style:name="P18" style:family="paragraph" style:parent-style-name="Standard">
      <style:paragraph-properties fo:margin-left="0in" fo:margin-right="0in" fo:margin-top="0.0398in" fo:margin-bottom="0.0398in" loext:contextual-spacing="false" fo:text-align="justify" style:justify-single-word="false" fo:text-indent="0in" style:auto-text-indent="false"/>
      <style:text-properties style:font-name="Sans-serif" officeooo:rsid="002fe925" officeooo:paragraph-rsid="00344fe3"/>
    </style:style>
    <style:style style:name="P19" style:family="paragraph" style:parent-style-name="Standard">
      <style:paragraph-properties fo:margin-left="0in" fo:margin-right="0in" fo:margin-top="0.0398in" fo:margin-bottom="0.0398in" loext:contextual-spacing="false" fo:text-align="justify" style:justify-single-word="false" fo:text-indent="0in" style:auto-text-indent="false"/>
      <style:text-properties style:font-name="sans-serif" fo:font-size="12pt" officeooo:rsid="003a1d06" officeooo:paragraph-rsid="003a1d06"/>
    </style:style>
    <style:style style:name="T1" style:family="text">
      <style:text-properties officeooo:rsid="001ccba4"/>
    </style:style>
    <style:style style:name="T2" style:family="text">
      <style:text-properties officeooo:rsid="001da352"/>
    </style:style>
    <style:style style:name="T3" style:family="text">
      <style:text-properties style:font-name="sans-serif" fo:font-size="12pt"/>
    </style:style>
    <style:style style:name="T4" style:family="text">
      <style:text-properties style:font-name="sans-serif" fo:font-size="12pt" officeooo:rsid="00332dac"/>
    </style:style>
    <style:style style:name="T5" style:family="text">
      <style:text-properties style:font-name="sans-serif" fo:font-size="12pt" officeooo:rsid="001da352"/>
    </style:style>
    <style:style style:name="T6" style:family="text">
      <style:text-properties style:font-name="sans-serif" fo:font-size="12pt" officeooo:rsid="001ccba4"/>
    </style:style>
    <style:style style:name="T7" style:family="text">
      <style:text-properties style:font-name="sans-serif" fo:font-size="12pt" officeooo:rsid="001e4471"/>
    </style:style>
    <style:style style:name="T8" style:family="text">
      <style:text-properties style:font-name="sans-serif" fo:font-size="12pt" officeooo:rsid="0034f0a1"/>
    </style:style>
    <style:style style:name="T9" style:family="text">
      <style:text-properties style:font-name="sans-serif" fo:font-size="12pt" style:text-underline-style="solid" style:text-underline-width="auto" style:text-underline-color="font-color"/>
    </style:style>
    <style:style style:name="T10" style:family="text">
      <style:text-properties style:font-name="sans-serif" fo:font-size="12pt" officeooo:rsid="00363472"/>
    </style:style>
    <style:style style:name="T11" style:family="text">
      <style:text-properties style:font-name="sans-serif" fo:font-size="12pt" officeooo:rsid="002343a3"/>
    </style:style>
    <style:style style:name="T12" style:family="text">
      <style:text-properties style:font-name="sans-serif" fo:font-size="12pt" officeooo:rsid="0037e515"/>
    </style:style>
    <style:style style:name="T13" style:family="text">
      <style:text-properties style:font-name="sans-serif" fo:font-size="12pt" officeooo:rsid="00384a88"/>
    </style:style>
    <style:style style:name="T14" style:family="text">
      <style:text-properties style:font-name="sans-serif" fo:font-size="12pt" officeooo:rsid="003b62a8"/>
    </style:style>
    <style:style style:name="T15" style:family="text">
      <style:text-properties officeooo:rsid="001e4471"/>
    </style:style>
    <style:style style:name="T16" style:family="text">
      <style:text-properties officeooo:rsid="00225d97"/>
    </style:style>
    <style:style style:name="T17" style:family="text">
      <style:text-properties officeooo:rsid="002343a3"/>
    </style:style>
    <style:style style:name="T18" style:family="text">
      <style:text-properties officeooo:rsid="0029a485"/>
    </style:style>
    <style:style style:name="T19" style:family="text">
      <style:text-properties officeooo:rsid="002b9c1d"/>
    </style:style>
    <style:style style:name="T20" style:family="text">
      <style:text-properties officeooo:rsid="002d3a0c"/>
    </style:style>
    <style:style style:name="T21" style:family="text">
      <style:text-properties officeooo:rsid="002fe925"/>
    </style:style>
    <style:style style:name="T22" style:family="text">
      <style:text-properties officeooo:rsid="00344fe3"/>
    </style:style>
    <style:style style:name="T23" style:family="text">
      <style:text-properties style:font-name="Liberation Serif"/>
    </style:style>
    <style:style style:name="T24" style:family="text">
      <style:text-properties style:font-name="Liberation Serif" officeooo:rsid="00344fe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bstract <text:span text:style-name="T22">Notes: </text:span>FOS<text:span text:style-name="T23">D - </text:span><text:span text:style-name="T24">Supporting the Discovery of Energy Hot-Spots via Performance Alignment</text:span></text:p>
      <text:p text:style-name="P9"/>
      <text:p text:style-name="Standard">To me:</text:p>
      <text:p text:style-name="Standard">- Master’s Thesis</text:p>
      <text:p text:style-name="P4">- Green Configuration <text:span text:style-name="T20">Project</text:span></text:p>
      <text:p text:style-name="P4"/>
      <text:p text:style-name="P4">FOSD <text:span text:style-name="T22">Conference</text:span>:</text:p>
      <text:p text:style-name="P1">- feature-oriented software development (which includes product lines, software variability, configuration management, software architecture, and more)</text:p>
      <text:p text:style-name="P1">- <text:span text:style-name="T2">discuss ideas and progress and collect connections to other researchers</text:span></text:p>
      <text:p text:style-name="P1">- <text:span text:style-name="T2">25 min slots (13 for presentation and 12 for discussion)</text:span></text:p>
      <text:p text:style-name="P1"/>
      <text:p text:style-name="P6">Background:</text:p>
      <text:p text:style-name="P6">- Energy consumption of ICT (information and communication technology) sector.</text:p>
      <text:p text:style-name="P6">- Is growing the most.</text:p>
      <text:p text:style-name="P6">- Correlation to CO2 emissions</text:p>
      <text:p text:style-name="P6">- <text:span text:style-name="T15">Economy tries to save energy of hardware (with energy labels for example) but analysis about consumption of software approaches recently.</text:span></text:p>
      <text:p text:style-name="P1"/>
      <text:p text:style-name="P5">Research Questions:</text:p>
      <text:p text:style-name="P3">- <text:span text:style-name="T2">Is it possible to identify energy leaks in software?</text:span></text:p>
      <text:p text:style-name="P1">- <text:span text:style-name="T1">Does configuration of software affect energy consumption?</text:span></text:p>
      <text:p text:style-name="P1">- <text:span text:style-name="T1">Does performance and energy consumption of software correlate?</text:span></text:p>
      <text:p text:style-name="P1">- <text:span text:style-name="T2">Is it possible to rank parts of source code according to their energy consumption?</text:span></text:p>
      <text:p text:style-name="P2">- <text:span text:style-name="T15">Does coloring of energy hot spots help Novices as well as Experts identify them faster and more precise?</text:span></text:p>
      <text:p text:style-name="P1"/>
      <text:p text:style-name="P4">What I want to do (steps to answer questions):</text:p>
      <text:p text:style-name="P4">- Analyze performance <text:span text:style-name="T19">and energy consumption </text:span>of Software Projects written is JAVA.</text:p>
      <text:p text:style-name="P4">- <text:span text:style-name="T16">Analyze performance on function level</text:span></text:p>
      <text:p text:style-name="P4">- <text:span text:style-name="T16">Vary projects configuration to identify configuration sensitivity</text:span></text:p>
      <text:p text:style-name="P4">- <text:span text:style-name="T16">Vary projects input to identify input sensitive parts</text:span></text:p>
      <text:p text:style-name="P4">- <text:span text:style-name="T17">Relate energy consumption of the system to parts of the software</text:span></text:p>
      <text:p text:style-name="P4">- <text:span text:style-name="T17">Predict energy consumption and performance of untested configurations</text:span></text:p>
      <text:p text:style-name="P7"/>
      <text:p text:style-name="Standard">- <text:span text:style-name="T16">Execution through </text:span>Eclipse Plug-in <text:span text:style-name="T15">to analyze source code and mark performance/energy hot-spots.</text:span></text:p>
      <text:p text:style-name="Standard">- <text:span text:style-name="T16">Visualization by coloring functions according to their performance/energy consumption value (green to red)</text:span></text:p>
      <text:p text:style-name="Standard">- <text:span text:style-name="T18">generating energy consumption profiling output for documentation purposes</text:span></text:p>
      <text:p text:style-name="P8"/>
      <text:p text:style-name="P8">Validation:</text:p>
      <text:p text:style-name="P16">- show that the methodology can find automatically energy faults in programs for which such leaks are known</text:p>
      <text:p text:style-name="P8">- <text:span text:style-name="T16">Also possible: conduct a study with novices and experts and let them identify and correct energy hot-spots with and without help of the tool (but 4 different groups need at least 20 participants – is not practicable in Weimar alone)</text:span></text:p>
      <text:p text:style-name="P8"/>
      <text:p text:style-name="P17">Abstract</text:p>
      <text:p text:style-name="P12">Supporting the Discovery of Energy Hot-Spots via Performance Alignment</text:p>
      <text:p text:style-name="P10"/>
      <text:p text:style-name="P18">During the past years the information and communication technologies (ICT) sector grew exponentially. It is to be expected that this trend continues in the next years. Currently, the energy needed to supply data centers, servers and every kind of computational device increases with the progress of the ICT sector. This poses economic and environmental complications. </text:p>
      <text:p text:style-name="P11"><text:span text:style-name="T21">To have energy available it has to be generated, stored and delivered. Storage requires materials for batteries, delivery requires infrastructure and also a big issue in this context is cooling down the hardware. For years, economy tries to save energy consumption of hardware (e.g. European Union energy label). But w</text:span><text:span text:style-name="T3">hile hardware primarily consumes energy, it can only be as efficient as the software that </text:span><text:span text:style-name="T4">operates that hardware</text:span><text:span text:style-name="T3">.</text:span></text:p>
      <text:p text:style-name="P14"><text:span text:style-name="T3">This master thesis proposes and implements </text:span><text:span text:style-name="T12">a tool</text:span><text:span text:style-name="T3"> to analyze software regarding their energy consumption. </text:span><text:span text:style-name="T9">In relation to other research in this area</text:span><text:span text:style-name="T3">, this thesis tries to answer </text:span><text:span text:style-name="T8">the following questions. Is it </text:span><text:span text:style-name="T5">possible to identify energy leaks in software? </text:span><text:span text:style-name="T8">D</text:span><text:span text:style-name="T6">oes configuration of software affect energy consumption? </text:span><text:span text:style-name="T5">Is it possible to </text:span><text:span text:style-name="T8">predict energy consumption of software with unknown configurations? And finally, d</text:span><text:span text:style-name="T7">oes </text:span><text:span text:style-name="T3">visualization</text:span><text:span text:style-name="T7"> of energy hot spots </text:span><text:span text:style-name="T3">in source code </text:span><text:span text:style-name="T7">help </text:span><text:span text:style-name="T3">programmers</text:span><text:span text:style-name="T7"> </text:span><text:span text:style-name="T3">to rectify</text:span><text:span text:style-name="T7"> them?</text:span></text:p>
      <text:p text:style-name="P15"><text:span text:style-name="T7">T</text:span><text:span text:style-name="T3">o answer this questions we want to analyze performance and energy consumption of software projects written in Java. We want to </text:span><text:span text:style-name="T10">profile the project on the one hand with </text:span><text:span text:style-name="T3">different configurations to identify configuration sensitivity and </text:span><text:span text:style-name="T10">on the other hand with </text:span><text:span text:style-name="T3">different inputs to identify input sensitive parts. </text:span><text:span text:style-name="T10">Next,</text:span><text:span text:style-name="T3"> we </text:span><text:span text:style-name="T10">want to</text:span><text:span text:style-name="T3"> relate </text:span><text:span text:style-name="T10">performance to the </text:span><text:span text:style-name="T3">energy consumption. </text:span><text:span text:style-name="T10">After that we want to investigate up to which level it is possible to predict </text:span><text:span text:style-name="T11">energy consumption and performance of untested configurations. </text:span></text:p>
      <text:p text:style-name="P13"><text:span text:style-name="T11">F</text:span><text:span text:style-name="T12">inally, we want to validate our work by showing that our </text:span><text:span text:style-name="T13">approach</text:span><text:span text:style-name="T12"> can automatically detect and rank energy leaks in software projects for which such leaks are known. </text:span><text:span text:style-name="T13">To verify that ou</text:span><text:span text:style-name="T14">r</text:span><text:span text:style-name="T13"> tool helps software developer to rectify energy hot spots in source code we will conduct a user study with and without help of the tool.</text:span></text:p>
      <text:p text:style-name="P19">If our results are satisfying we have created a tool which helps software developer to be aware of their of their energy footprint. So there will be more energy efficient programs that will have less energy cos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7T10:54:26.656856285</meta:creation-date>
    <meta:editing-duration>PT1H4M34S</meta:editing-duration>
    <meta:editing-cycles>13</meta:editing-cycles>
    <meta:generator>LibreOffice/5.4.5.1$Linux_X86_64 LibreOffice_project/40m0$Build-1</meta:generator>
    <dc:date>2018-03-21T11:10:09.951171937</dc:date>
    <meta:document-statistic meta:table-count="0" meta:image-count="0" meta:object-count="0" meta:page-count="2" meta:paragraph-count="40" meta:word-count="708" meta:character-count="4594" meta:non-whitespace-character-count="3923"/>
  </office:meta>
</office:document-meta>
</file>